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3000000E392FFDE06F9E09C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06cm" svg:height="8.006cm" svg:x="6.854cm" svg:y="11.051cm">
          <draw:image xlink:href="Pictures/10000000000000E3000000E392FFDE06F9E09CA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7T16:04:55.364104119</meta:creation-date>
    <dc:date>2018-12-12T13:55:14.445173797</dc:date>
    <meta:editing-duration>PT1M8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